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80.27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57.45mm"/>
    </style:style>
    <style:style style:name="co14" style:family="table-column">
      <style:table-column-properties fo:break-before="auto" style:column-width="110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Conferencia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erencia ASE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encontradas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3" table:default-cell-style-name="ce6"/>
        <table:table-column table:style-name="co12" table:default-cell-style-name="ce9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ACLE</text:p>
          </table:table-cell>
          <table:table-cell office:value-type="string" calcext:value-type="string">
            <text:p>SCAM 2006/04026855.pdf</text:p>
          </table:table-cell>
          <table:table-cell office:value-type="string" calcext:value-type="string">
            <text:p>http://presto.cse.ohio-state.edu/tacle</text:p>
          </table:table-cell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ALA</text:p>
          </table:table-cell>
          <table:table-cell office:value-type="string" calcext:value-type="string">
            <text:p>SCAM 2010/05601820.pdf</text:p>
          </table:table-cell>
          <table:table-cell office:value-type="string" calcext:value-type="string">
            <text:p>http://wala.sourceforge.net/wiki/index.php/Main_Page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 office:value-type="string" calcext:value-type="string">
            <text:p>ASE 2009/05431753.pdf</text:p>
          </table:table-cell>
          <table:table-cell office:value-type="string" calcext:value-type="string">
            <text:p>http://mir.cs.illinois.edu/reassert</text:p>
          </table:table-cell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SE 2015/07372054.pdf</text:p>
          </table:table-cell>
          <table:table-cell office:value-type="string" calcext:value-type="string">
            <text:p>http://types.cs.washington.edu/sparta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3:41:25.534623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3:31:15.819568093</meta:creation-date>
    <dc:date>2017-03-11T14:40:01.933939204</dc:date>
    <meta:editing-duration>P1DT7H38M52S</meta:editing-duration>
    <meta:editing-cycles>216</meta:editing-cycles>
    <meta:generator>LibreOffice/5.2.5.1$Linux_X86_64 LibreOffice_project/20m0$Build-1</meta:generator>
    <meta:document-statistic meta:table-count="3" meta:cell-count="7990" meta:object-count="0"/>
  </office:meta>
</office:document-meta>
</file>